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Munson" fo:font-size="18pt" officeooo:rsid="001b68a7" officeooo:paragraph-rsid="001b68a7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Munson" fo:font-size="9pt" officeooo:rsid="001ccc50" officeooo:paragraph-rsid="001b68a7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Munson" officeooo:rsid="001b68a7" officeooo:paragraph-rsid="001b68a7"/>
    </style:style>
    <style:style style:name="P4" style:family="paragraph" style:parent-style-name="Standard">
      <style:paragraph-properties fo:line-height="150%" fo:text-align="justify" style:justify-single-word="false"/>
      <style:text-properties style:font-name="Munson" officeooo:rsid="001b68a7" officeooo:paragraph-rsid="001ed35e"/>
    </style:style>
    <style:style style:name="P5" style:family="paragraph" style:parent-style-name="Standard">
      <style:paragraph-properties fo:line-height="150%"/>
      <style:text-properties style:font-name="Munson" fo:font-size="8pt" officeooo:rsid="001ccc50" officeooo:paragraph-rsid="001ccc50" style:font-size-asian="7pt" style:font-size-complex="8pt"/>
    </style:style>
    <style:style style:name="P6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9pt" officeooo:rsid="001ccc50" officeooo:paragraph-rsid="001ccc50" style:font-size-asian="9pt" style:font-size-complex="9pt"/>
    </style:style>
    <style:style style:name="P7" style:family="paragraph" style:parent-style-name="Standard">
      <style:paragraph-properties fo:margin-left="0cm" fo:text-align="justify" style:justify-single-word="false" fo:text-indent="0cm" style:auto-text-indent="false">
        <style:drop-cap style:lines="2"/>
      </style:paragraph-properties>
      <style:text-properties style:font-name="Munson" fo:font-size="9pt" officeooo:rsid="001ccc50" officeooo:paragraph-rsid="001ccc50" style:font-size-asian="9pt" style:font-size-complex="9pt"/>
    </style:style>
    <style:style style:name="P8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9pt" officeooo:rsid="0027c2ec" officeooo:paragraph-rsid="0027c2ec" style:font-size-asian="9pt" style:font-size-complex="9pt"/>
    </style:style>
    <style:style style:name="P9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9pt" officeooo:rsid="002e6251" officeooo:paragraph-rsid="002e6251" style:font-size-asian="9pt" style:font-size-complex="9pt"/>
    </style:style>
    <style:style style:name="P10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9pt" fo:font-style="italic" officeooo:rsid="00312742" officeooo:paragraph-rsid="00312742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9pt" officeooo:rsid="00312742" officeooo:paragraph-rsid="00312742" style:font-size-asian="9pt" style:font-size-complex="9pt"/>
    </style:style>
    <style:style style:name="P12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9pt" officeooo:rsid="0034a56d" officeooo:paragraph-rsid="00312742" style:font-name-asian="Noto Serif CJK SC" style:font-size-asian="9pt" style:font-name-complex="Noto Sans Devanagari1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Munson" fo:font-size="8pt" officeooo:rsid="00278d52" officeooo:paragraph-rsid="00278d52" style:font-size-asian="7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Munson" fo:font-size="9pt" officeooo:rsid="00278d52" officeooo:paragraph-rsid="00278d52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Munson" fo:font-size="9pt" fo:font-style="italic" officeooo:rsid="00278d52" officeooo:paragraph-rsid="00278d52" style:font-size-asian="9pt" style:font-style-asian="italic" style:font-size-complex="9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ed35e" style:font-size-asian="9pt" style:font-size-complex="9pt"/>
    </style:style>
    <style:style style:name="T4" style:family="text">
      <style:text-properties fo:font-size="9pt" officeooo:rsid="001ccc50" style:font-size-asian="9pt" style:font-size-complex="9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312742"/>
    </style:style>
    <style:style style:name="T7" style:family="text">
      <style:text-properties officeooo:rsid="00239dc5"/>
    </style:style>
    <style:style style:name="T8" style:family="text">
      <style:text-properties officeooo:rsid="0023d4e6"/>
    </style:style>
    <style:style style:name="T9" style:family="text">
      <style:text-properties officeooo:rsid="00259d0f"/>
    </style:style>
    <style:style style:name="T10" style:family="text">
      <style:text-properties officeooo:rsid="0027c2ec"/>
    </style:style>
    <style:style style:name="T11" style:family="text">
      <style:text-properties officeooo:rsid="00327504"/>
    </style:style>
    <style:style style:name="T12" style:family="text">
      <style:text-properties officeooo:rsid="0029549d"/>
    </style:style>
    <style:style style:name="T13" style:family="text">
      <style:text-properties officeooo:rsid="002a4996"/>
    </style:style>
    <style:style style:name="T14" style:family="text">
      <style:text-properties officeooo:rsid="002bd0a8"/>
    </style:style>
    <style:style style:name="T15" style:family="text">
      <style:text-properties officeooo:rsid="002c0feb"/>
    </style:style>
    <style:style style:name="T16" style:family="text">
      <style:text-properties officeooo:rsid="00300632"/>
    </style:style>
    <style:style style:name="T17" style:family="text">
      <style:text-properties officeooo:rsid="003385cd"/>
    </style:style>
    <style:style style:name="T18" style:family="text">
      <style:text-properties officeooo:rsid="0034a56d"/>
    </style:style>
    <style:style style:name="T19" style:family="text">
      <style:text-properties fo:font-family="Munson" officeooo:rsid="0034a56d" style:font-family-asian="Munson" style:font-family-complex="Munson"/>
    </style:style>
    <style:style style:name="T20" style:family="text">
      <style:text-properties officeooo:rsid="0034a56d" style:font-name-asian="Noto Serif CJK SC" style:font-name-complex="Noto Sans Devanagari1"/>
    </style:style>
    <style:style style:name="T21" style:family="text">
      <style:text-properties officeooo:rsid="0034dd55"/>
    </style:style>
    <style:style style:name="T22" style:family="text">
      <style:text-properties fo:font-family="Munson" officeooo:rsid="0034dd55" style:font-family-asian="Munson" style:font-family-complex="Munson"/>
    </style:style>
    <style:style style:name="T23" style:family="text">
      <style:text-properties officeooo:rsid="0036548b"/>
    </style:style>
    <style:style style:name="T24" style:family="text">
      <style:text-properties officeooo:rsid="0036cbc9"/>
    </style:style>
    <style:style style:name="T25" style:family="text">
      <style:text-properties officeooo:rsid="00370974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1">HACER <text:s text:c="2"/>BIEN <text:s text:c="2"/>A <text:span text:style-name="T1">PURGATORIO ES DE MUCHO </text:span><text:span text:style-name="T2">D</text:span><text:span text:style-name="T3">ios</text:span><text:span text:style-name="T2">, y Señor por estas Santas Almas dice en su Evangelio: que dará la aquellas Santas Animas, que en lo valerse a si mismas? </text:span><text:span text:style-name="T4">Sin duda que a Divina Majestad con la Vida Eterna</text:span></text:p>
        <text:p text:style-name="P2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<text:span text:style-name="T5">LAS <text:s/>ALMAS <text:s text:c="2"/>DEL </text:span><text:span text:style-name="T1">AGRADO DE NUESTRO GRAN </text:span><text:span text:style-name="T2">son Amigas, y Esposas suyas, y por esto Gloria. ¿Quien más necesitadas, que </text:span><text:span text:style-name="T2">mucho que padecen, que no pueden </text:span><text:span text:style-name="T4">quien bien le hicieren, le premiará su por medio de los auxilios de la Gloria.</text:span></text:p>
      </text:section>
      <text:p text:style-name="P5"/>
      <text:section text:style-name="Sect2" text:name="Sección2">
        <text:p text:style-name="P6">P<text:span text:style-name="T6">R</text:span>imeramente a los que se asentasen en esta Hermandad, y Cofradía de las Benditas Animas del Purgatorio, <text:span text:style-name="T7">con el cargo de </text:span><text:span text:style-name="T8">dar un Real cada Semana, por ser una Limosna del cargo de Dios, </text:span><text:span text:style-name="T9">habiendo confesado, y comulgado gana Jubileo plenísimo, y remisión de todos sus pecados.</text:span></text:p>
        <text:p text:style-name="P7"><text:span text:style-name="T10"><text:tab/></text:span><text:span text:style-name="T11">II:</text:span><text:span text:style-name="T10"> gozan los Hermanos, y Hermanas de más de cinco mil Misas rezadas, que se dicen cada año en la Capilla de las Animas de esta Catedral.</text:span></text:p>
        <text:p text:style-name="P6"><text:tab/><text:span text:style-name="T10">I</text:span><text:span text:style-name="T11">II</text:span><text:span text:style-name="T10">: los Lunes de todo el año se dice una Misa cantada por las Animas de los Hermando Difuntos.</text:span></text:p>
        <text:p text:style-name="P6"><text:tab/><text:span text:style-name="T10">I</text:span><text:span text:style-name="T11">V</text:span><text:span text:style-name="T10">: todos los Martes del año se dice una Misa rezada al Santo Ángel de la Guarda, porque dé buena muerte a los Hermanos; y los libre de las tentaciones del Demonio.</text:span></text:p>
        <text:p text:style-name="P8"><text:tab/><text:span text:style-name="T11">V</text:span>: todos los Viernes del año se dice otra Misa rezada <text:span text:style-name="T12">en el Altar del Santo Cristo de la Capilla de la Animas por los dichos Hermanos, así Vivos como Difuntos, que montan al año cincuenta Misas.</text:span></text:p>
        <text:p text:style-name="P8"><text:tab/><text:span text:style-name="T11">V</text:span><text:span text:style-name="T13">I: gozan los Hermanos del privilegio que esta concedido a esta Santa Cofradía, Jueves Santo, y Viernes Santo, Jubileo plenísimo.</text:span></text:p>
        <text:p text:style-name="P8"><text:tab/><text:span text:style-name="T11">V</text:span><text:span text:style-name="T13">I</text:span><text:span text:style-name="T11">I</text:span><text:span text:style-name="T13">: el día de San Jerónimo habiendo confesado, y comulgado, y visitaren la Capilla de las Animas, allí hicieren a Dios piadosas rogativas por la exaltación de la Santa Madre Iglesia, por la Extirpación de las Here</text:span><text:span text:style-name="T14">j</text:span><text:span text:style-name="T13">ías, por la Conversión de los infieles, </text:span><text:span text:style-name="T14">y por la Paz, y Concordia entre los Príncipes Cristianos, y por la salud del Pontífice Romano, ganan siete años, y siete cuarentenas de perdón.</text:span></text:p>
        <text:p text:style-name="P8"><text:tab/><text:span text:style-name="T11">VII</text:span><text:span text:style-name="T15">I: ganan los Hermanos el día de la Conmemoración de los Finados tantas cuantas veces entraren, y salieren, Jubileo plenísimo.</text:span></text:p>
        <text:p text:style-name="P8"><text:tab/><text:span text:style-name="T15">I</text:span><text:span text:style-name="T11">X</text:span><text:span text:style-name="T15">: gozan el mismo Jubileo del día de la Santa Cruz que se suele celebrar a diez y seis del mes de Junio, y en la Festividad de la Invención, y también en la Exaltación de la Cruz, rezaren en forma susodicha, que en cualquier día de las dichas cuatro ultimas Festividades, que esto por tiempo hicieren, ganan el dicho Perdón.</text:span></text:p>
        <text:p text:style-name="P9"><text:tab/><text:span text:style-name="T11">X</text:span>: gozan los Hermanos de esta Sta. Cofradía, de todas la Indulgencias, que las Santidades de los Sumos Pontífices Romanos tienen concedida a esta Sta. Cofradía, como se verán en una Tabla de su Capilla, que no se ponen aquí por ser muy largas.</text:p>
        <text:p text:style-name="P9"><text:tab/><text:span text:style-name="T11">X</text:span><text:span text:style-name="T16">I: los Domingos se hace la Novena de las Benditas Animas en dicha Capilla, por los Hermanos Vivos y Difuntos; la persona que quisiere hacerla en su Casa por no ir a la Iglesia, por enfermedad, u ocupación, la hallara en dicha Capilla con los versos de San Gregorio, a costa de dos reales.</text:span></text:p>
        <text:p text:style-name="P10">LO <text:s/>QUE <text:s/>OFRECE <text:s/>LA <text:s/>CONFIADA <text:s/>EN <text:s/>RECOMPENSA</text:p>
        <text:p text:style-name="P10">de esta Limosna de tanto agrado a Dios, es lo siguiente.</text:p>
        <text:p text:style-name="P11">PRimeramente: al Hermano, <text:span text:style-name="T11">o Hermana que falleciere se le dará cincuenta pesos en plata, para que se entierre donde fuere su voluntad.</text:span></text:p>
        <text:p text:style-name="P11"><text:tab/><text:span text:style-name="T17">II: A los hijos de los Hermanos que murieren y no pasasen de siete años y se enterrasen en publico se le darán seis pesos, y si fuesen Hermanos de la Cofradía Padre y Madre se le darán doce.</text:span></text:p>
        <text:p text:style-name="P11"><text:tab/><text:span text:style-name="T18">III: el O</text:span><text:span text:style-name="T19"></text:span><text:span text:style-name="T20">avario de Finados, o después se hacen las Honras por todos los Hermanos Difuntos, con Doble mayor de Cabildo, Misa cantada Vigilia, y Sermón, con asistencia de los Señores Venerables Dean, y Cabildo, y ese día se dice crecido numero de Misas rezadas por las Almas de los Hermanos Difuntos.</text:span></text:p>
        <text:p text:style-name="P12"><text:tab/><text:span text:style-name="T21">IV: Es contrato, que a ninguna persona que pase de sesenta años, o estuviere a</text:span><text:span text:style-name="T22"></text:span><text:span text:style-name="T21">ual, o habitualmente enferma se asiente por Hermana de la Cofradía, ni otra por ella procure asentarla, y lo mismo las que fueren menores de siete años, y las que lo contrario hiciesen, tendrán entendido, que pecan gravemente, con cargo de restitución, y también se les previene, que cuando se les averiguase algún fraude de estos en orden a asentar ancianos, o enfermos, o demostrando un Hermano mozo, bueno, y rollizo, fingiendo el nombre, y ocultando otro viejo, enfermo, como lo han solido ejecutar, se les volvedera lo que hubieren dado.</text:span></text:p>
        <text:p text:style-name="P12"><text:tab/><text:span text:style-name="T23">V: Así mismo se declara, que de Cofrade Difunto, que estuviere asentado en dicha Cofradía dos veces con un mismo Cobrador, o en los demás libros pertenecientes a esta Cofradía, solo tendrá derecho a los cincuenta pesos el del primer asiento, pero a los demás se los devolverá; pero así pasando los asientos de ocho años cuanto meses, en ese caso se le dará a cada uno los cincuenta peso.</text:span></text:p>
        <text:p text:style-name="P12"><text:tab/><text:span text:style-name="T23">Advirtiendo, que todo lo prometido es con la premisa condición, que no tendrá derecho hasta cumplir los seis meses, según esta mandado en el Auto del Señor Juez de Cofradías, y confirmado por el Superior Gobierno; como también, que en dejando de pagar tres meses, no queda obligada la Cofradía a contribuir</text:span><text:span text:style-name="T24">l</text:span><text:span text:style-name="T23">e en su fallecimiento cosa alguna por quedar disuelto el contrato, y con estas condiciones, </text:span><text:span text:style-name="T24">recibimos por cofrade a: <text:s text:c="7"/>. <text:s text:c="40"/>hoy <text:s text:c="13"/>del mes de <text:s text:c="25"/>de</text:span></text:p>
      </text:section>
      <text:p text:style-name="P13"/>
      <text:p text:style-name="P14">_____________________________________________________________________________________________________________________<text:span text:style-name="T25">______</text:span>Con licencia del Ordinario: Reimpresa en Lima, en la Imprenta Real Calle de Concha.</text:p>
      <text:p text:style-name="P14">Siendo Mayordomo Administrador Don Manuel Fernández del Rio. Año de 1799.</text:p>
      <text:p text:style-name="P15">Han de tener la Bula de la Santa Cruzad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17:01:53.964699396</meta:creation-date>
    <dc:date>2025-05-30T19:04:21.332976888</dc:date>
    <meta:editing-duration>PT1H24M43S</meta:editing-duration>
    <meta:editing-cycles>24</meta:editing-cycles>
    <meta:generator>LibreOffice/25.2.3.2$Linux_X86_64 LibreOffice_project/520$Build-2</meta:generator>
    <meta:print-date>2025-05-30T19:03:27.112233379</meta:print-date>
    <meta:printed-by>Archivos PDF</meta:printed-by>
    <meta:document-statistic meta:table-count="0" meta:image-count="0" meta:object-count="0" meta:page-count="1" meta:paragraph-count="24" meta:word-count="931" meta:character-count="5411" meta:non-whitespace-character-count="4395"/>
  </office:meta>
</office:document-meta>
</file>